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7000003668D31AFDFD6843C0B.png" manifest:media-type="image/png"/>
  <manifest:file-entry manifest:full-path="Pictures/100000010000064100000324C2D70B36632DAC91.png" manifest:media-type="image/png"/>
  <manifest:file-entry manifest:full-path="Pictures/10000001000004C100000257529A420F7CFCE5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0102" officeooo:paragraph-rsid="0014010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0102" officeooo:paragraph-rsid="00140102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ing</text:p>
      <text:p text:style-name="P1"/>
      <text:p text:style-name="P1"><draw:frame draw:style-name="fr1" draw:name="Image2" text:anchor-type="char" svg:width="17cm" svg:height="8.366cm" draw:z-index="1"><draw:image xlink:href="Pictures/10000001000004C100000257529A420F7CFCE52A.png" xlink:type="simple" xlink:show="embed" xlink:actuate="onLoad" draw:mime-type="image/png"/></draw:frame></text:p>
      <text:p text:style-name="P1"><draw:frame draw:style-name="fr1" draw:name="Image1" text:anchor-type="char" svg:width="17cm" svg:height="8.537cm" draw:z-index="2"><draw:image xlink:href="Pictures/100000010000064100000324C2D70B36632DAC91.png" xlink:type="simple" xlink:show="embed" xlink:actuate="onLoad" draw:mime-type="image/png"/></draw:frame></text:p>
      <text:p text:style-name="P1"/>
      <text:p text:style-name="P1"><draw:frame draw:style-name="fr2" draw:name="Image5" text:anchor-type="char" svg:x="0.397cm" svg:y="-0.051cm" svg:width="17cm" svg:height="9.112cm" draw:z-index="0"><draw:image xlink:href="Pictures/1000000100000657000003668D31AFDFD6843C0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2:06:15.870151582</meta:creation-date>
    <dc:date>2023-03-13T13:50:22.697425954</dc:date>
    <meta:editing-duration>PT5M5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1" meta:word-count="1" meta:character-count="8" meta:non-whitespace-character-count="8"/>
  </office:meta>
</office:document-meta>
</file>